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ersistência de Dados em Clusters Kubernetes</text:p>
      <text:p text:style-name="Standard"/>
      <text:p text:style-name="Standard">_Introdução ao PV e PVC_</text:p>
      <text:p text:style-name="Standard"/>
      <text:p text:style-name="Standard">Os dados de um pod devem ser salvos em uma unidade externa, pois quando for finalizado o pod os seus dados serão perdidos.</text:p>
      <text:p text:style-name="Standard"/>
      <text:p text:style-name="Standard"/>
      <text:p text:style-name="Standard">Introdução:</text:p>
      <text:p text:style-name="Standard">O gerenciamento de armazenamento é uma questão bem diferente do gerenciamento de instâncias computacionais. O subsistema PersistentVolume provê uma API para usuários e administradores que mostra de forma detalhada de como o armazenamento é provido e como ele é consumido. Para isso, o Kubernetes possui duas novas APIs: PersistentVolume e PersistentVolumeClaim</text:p>
      <text:p text:style-name="Standard"/>
      <text:p text:style-name="Standard">Fonte: https://kubernetes.io/pt-br/docs/concepts/storage/persistent-volumes/</text:p>
      <text:p text:style-name="Standard"/>
      <text:p text:style-name="Standard">PersistentVolume = serviço onde será especificado onde estará o volume de dados, onde estará o ambiente físico onde serão salvos os dados.</text:p>
      <text:p text:style-name="Standard"/>
      <text:p text:style-name="Standard">PersistentVolumeClaim = é onde vinculo pod ou deplyment com o PersistentVolume. </text:p>
      <text:p text:style-name="Standard"/>
      <text:p text:style-name="Standard">São arquivos diferentes. Primeiro, subo o PersistentVolume, definindo onde está o local de armazenamento, e no PersistentVolumeClaim eu vinculo no deployment esse PersistentVolume.</text:p>
      <text:p text:style-name="Standard"/>
      <text:p text:style-name="Standard">PersistentVolume (PV): PVs são plugins de volume, porém eles têm um clico de vida independente de qualquer Pod que utilize um PV. Essa API tem por objetivo mostrar os detalhes da implementação do armazenamento, seja ele NFS, iSCSI, ou um armazenamento específico de um provedor de cloud pública.</text:p>
      <text:p text:style-name="Standard"/>
      <text:p text:style-name="Standard">PersistentVolumeClaim (PVC): O PVC é uma requisição para armazenamento por um usuário. Claims podem solicitar ao PV tamanho e modos de acesso específicos. Uma reivindicação de volume persistente (PVC) é a solicitação de armazenamento, que é atendida vinculando a PVC a um volume persistente (PV).</text:p>
      <text:p text:style-name="Standard"/>
      <text:p text:style-name="Standard">******************************</text:p>
      <text:p text:style-name="Standard"/>
      <text:p text:style-name="Standard">_Criando os arquivos de configuração do PV e PVC_</text:p>
      <text:p text:style-name="Standard"/>
      <text:p text:style-name="Standard">Será criado a forma mais simplificada, que não é indicada para ambientes de produção, pois está misturando dados com aplicação. O cluster deve ser utilizado para a gerência da aplicação, as informações como o database devem estar externas ao cluster.</text:p>
      <text:p text:style-name="Standard"/>
      <text:p text:style-name="Standard">Foi executado no Minikube, ambiente local. Se tentar executar o mesmo na nuvem vai bloquear, pois não terá permissão para criar o diretório no cluster. Também, nesse exemplo, não foi criado o PersistentVolume, não terá controle dos dados que serão inseridos virtualmente.</text:p>
      <text:p text:style-name="Standard"/>
      <text:p text:style-name="Standard">Criados os arquivos:</text:p>
      <text:p text:style-name="Standard">/volumes/mysql.local.yml</text:p>
      <text:p text:style-name="Standard"/>
      <text:p text:style-name="Standard">Nesse arquivo, foi especificado o volume no deployment. Dessa forma, o acesso e processamento tende ser mais lento.</text:p>
      <text:p text:style-name="Standard"/>
      <text:p text:style-name="Standard"><text:soft-page-break/>kubectl apply -f .\mysql-local.yml</text:p>
      <text:p text:style-name="Standard">Comando para subir o deployment</text:p>
      <text:p text:style-name="Standard"/>
      <text:p text:style-name="Standard">kubectl get deploy</text:p>
      <text:p text:style-name="Standard">Comando para verificar situação do deployment subido</text:p>
      <text:p text:style-name="Standard"/>
      <text:p text:style-name="Standard">kubectl delete deploy mysql</text:p>
      <text:p text:style-name="Standard">Comando para deletar o deploy</text:p>
      <text:p text:style-name="Standard"/>
      <text:p text:style-name="Standard">*****************************</text:p>
      <text:p text:style-name="Standard"/>
      <text:p text:style-name="Standard">_Criando os arquivos de configuração do PV e PVC parte 2_</text:p>
      <text:p text:style-name="Standard"/>
      <text:p text:style-name="Standard">Arquivos criados:</text:p>
      <text:p text:style-name="Standard">/volume/pv.yml</text:p>
      <text:p text:style-name="Standard"/>
      <text:p text:style-name="Standard">kubectl apply -f .\pv.yml</text:p>
      <text:p text:style-name="Standard">Comando para aplicar e subir PersistentVolume</text:p>
      <text:p text:style-name="Standard"/>
      <text:p text:style-name="Standard">kubectl get pv</text:p>
      <text:p text:style-name="Standard">Comando para verificar situação dos PVs criados.</text:p>
      <text:p text:style-name="Standard"/>
      <text:p text:style-name="Standard">Arquivo criado:</text:p>
      <text:p text:style-name="Standard">/volumes/pvc.yml</text:p>
      <text:p text:style-name="Standard"/>
      <text:p text:style-name="Standard">Nesse arquivo tem a estrutura de um PersistentVolumeClaim</text:p>
      <text:p text:style-name="Standard"/>
      <text:p text:style-name="Standard">kubectl apply -f .\pvc.yml</text:p>
      <text:p text:style-name="Standard">Comando para aplicar criação de PersistentVolumeClaim</text:p>
      <text:p text:style-name="Standard"/>
      <text:p text:style-name="Standard">kubectl get pvc</text:p>
      <text:p text:style-name="Standard">Comando para mostrar situação do PersistentVolumeClaim</text:p>
      <text:p text:style-name="Standard"/>
      <text:p text:style-name="Standard">******************************</text:p>
      <text:p text:style-name="Standard"/>
      <text:p text:style-name="Standard">_Atribuindo a um deploy um PVC_</text:p>
      <text:p text:style-name="Standard"/>
      <text:p text:style-name="Standard">Arquivo criado:</text:p>
      <text:p text:style-name="Standard">/volumes/mysql-local-v2.yml</text:p>
      <text:p text:style-name="Standard"/>
      <text:p text:style-name="Standard">Foi utilizado a mesma estrutura do yml anterior e alterado: removido do item "volumes" o item "hostPath" e acrescido PersistentVolumeClaim</text:p>
      <text:p text:style-name="Standard"/>
      <text:p text:style-name="Standard">kubectl apply -f .\mysql-local-v2.yml</text:p>
      <text:p text:style-name="Standard">Comando para subir deployment de mysql com PersistentVolumeClaim</text:p>
      <text:p text:style-name="Standard"/>
      <text:p text:style-name="Standard">************************************</text:p>
      <text:p text:style-name="Standard"/>
      <text:p text:style-name="Standard">_Armazenamento persistente em nuvem_</text:p>
      <text:p text:style-name="Standard"/>
      <text:p text:style-name="Standard">Link: cloud.google.com/kubernetes-engine/docs/concepts/persistent-volumes</text:p>
      <text:p text:style-name="Standard"/>
      <text:p text:style-name="Standard"><text:soft-page-break/>Provisionar PersistentVolumes dinamicamente</text:p>
      <text:p text:style-name="Standard">Na maioria das vezes, não é necessário configurar diretamente objetos PersistentVolume ou criar discos permanentes do Compute Engine. Em vez disso, você pode criar um PersistentVolumeClaim. O Kubernetes provisionará um disco persistente para você, de modo automático.</text:p>
      <text:p text:style-name="Standard"/>
      <text:p text:style-name="Standard">O manifesto a seguir descreve uma solicitação para um disco de 30 gigabyte (GiB) com modo de acesso que permite que ele seja montado como leitura-gravação em um único nó. Assim ele cria um pod que consome o PersistentVolumeClaim como um volume.</text:p>
      <text:p text:style-name="Standard"/>
      <text:p text:style-name="Standard">arquivo criado:</text:p>
      <text:p text:style-name="Standard">/volumes/pvc-pod-demo.yml</text:p>
      <text:p text:style-name="Standard"/>
      <text:p text:style-name="Standard">kubectl apply -f .\pvc-pod-demo.yml</text:p>
      <text:p text:style-name="Standard">COmando para subir pod com PVC na nuvem</text:p>
      <text:p text:style-name="Standard"/>
      <text:p text:style-name="Standard">kubectl get pv</text:p>
      <text:p text:style-name="Standard">Comando para verificar se PV foi criado e está ativo.</text:p>
      <text:p text:style-name="Standard"/>
      <text:p text:style-name="Standard">kubectl get pods</text:p>
      <text:p text:style-name="Standard">Comando para verificar se pods foram criados e estão ativos</text:p>
      <text:p text:style-name="Standard"/>
      <text:p text:style-name="Standard"/>
      <text:p text:style-name="Standard">Utilizando o accessModes = ReadWriteMany ou ReadWriteOnce com mais de uma réplica, não subirão todas as réplicas/pods especificadas, necessário configuar NFS.</text:p>
      <text:p text:style-name="Standard"/>
      <text:p text:style-name="Standard">**********************</text:p>
      <text:p text:style-name="Standard"/>
      <text:p text:style-name="Standard">_Utilizando um servidor NFS Cloud Filestore_</text:p>
      <text:p text:style-name="Standard"/>
      <text:p text:style-name="Standard">Como escalar uma base de dados em vários nós, acessando uma única base de dados? Para isso, utilizar o recurso NFS. Posso ter um disco na nuvem ou um servidor NFS em qualquer lugar do mundo que terá um IP e nome de compartilhamento.</text:p>
      <text:p text:style-name="Standard"/>
      <text:p text:style-name="Standard">NFS (acrônimo para Network File System) é um sistema de arquivos distribuídos desenvolvido inicialmente pela Sun Microsystems, Inc., a fim de compartilhar arquivos e diretórios entre computadores conectados em rede, formando assim um diretório virtual. O protocolo Network File System é especificado nas seguintes RFCs: RFC 1094, RFC 1813 e RFC 7931 (que atualiza a RFC 7530, que tornou obsoleta a RFC 3530).</text:p>
      <text:p text:style-name="Standard"/>
      <text:p text:style-name="Standard">No Google Cloud, procurar o serviço "Filestore".</text:p>
      <text:p text:style-name="Standard">Clicar em "Criar Instância"</text:p>
      <text:p text:style-name="Standard">Na janela de abrirá, deve ser informada corretamente a "Região" e a "Rede", que pode ser a default ou a associada ao cluster.</text:p>
      <text:p text:style-name="Standard">Também deve ser informado o "Nome do compartilhamento".</text:p>
      <text:p text:style-name="Standard">Clicar em "Criar".</text:p>
      <text:p text:style-name="Standard">Será criado um disco e será fornecido um "Endereço IP"</text:p>
      <text:p text:style-name="Standard"/>
      <text:p text:style-name="Standard">arquivo criado:</text:p>
      <text:p text:style-name="Standard">/volumes/http-nfs.yml</text:p>
      <text:p text:style-name="Standard"/>
      <text:p text:style-name="Standard">Foi criado nesse um PersistentVolume, sendo informado em path o "nome do compartilhamento" e em server o IP do servidor de arquivos criado na nuvem.</text:p>
      <text:p text:style-name="Standard"><text:soft-page-break/>Apos esse, foi criado o PersistentVolumeClaim e também o Deployment que é a especificação de um servidor web.</text:p>
      <text:p text:style-name="Standard"/>
      <text:p text:style-name="Standard">kubectl apply - f .\http-nfs.yml</text:p>
      <text:p text:style-name="Standard">Comando para subir o PV, o PVC e o deployment</text:p>
      <text:p text:style-name="Standard"/>
      <text:p text:style-name="Standard">kubectl cp index.html httpd-7c85fd86-2n46m:/usr/local/apache2/htdocs/</text:p>
      <text:p text:style-name="Standard">Comando para realizar a cópia de um local para o diretório compartilhado do apache no pod. O arquivo será replicado para os demais nó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11T19:07:15.049000000</dc:date>
    <meta:editing-duration>PT3M38S</meta:editing-duration>
    <meta:editing-cycles>1</meta:editing-cycles>
    <meta:document-statistic meta:table-count="0" meta:image-count="0" meta:object-count="0" meta:page-count="4" meta:paragraph-count="79" meta:word-count="895" meta:character-count="6123" meta:non-whitespace-character-count="5306"/>
    <meta:generator>LibreOffice/7.3.0.3$Windows_X86_64 LibreOffice_project/0f246aa12d0eee4a0f7adcefbf7c878fc2238db3</meta:generator>
  </office:meta>
</office:document-meta>
</file>